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9cm" svg:height="8.999cm" svg:x="6.213cm" svg:y="0.923cm">
            <draw:object draw:notify-on-update-of-ranges="Аркуш1.A1:Аркуш1.A1 Аркуш1.A2:Аркуш1.A502 Аркуш1.B1:Аркуш1.B1 Аркуш1.B2:Аркуш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24cm" svg:y="9.928cm">
            <draw:object draw:notify-on-update-of-ranges="Аркуш1.A1:Аркуш1.A1 Аркуш1.A2:Аркуш1.A502 Аркуш1.B1:Аркуш1.B1 Аркуш1.B2:Аркуш1.B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KTERIE</text:p>
          </table:table-cell>
          <table:table-cell office:value-type="string" calcext:value-type="string">
            <text:p><text:s/>PEŁZACZE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832" calcext:value-type="float">
            <text:p>1183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782" calcext:value-type="float">
            <text:p>15782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22447" calcext:value-type="float">
            <text:p>22447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23127" calcext:value-type="float">
            <text:p>23127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23677" calcext:value-type="float">
            <text:p>23677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12784" calcext:value-type="float">
            <text:p>12784</text:p>
          </table:table-cell>
          <table:table-cell office:value-type="float" office:value="7417" calcext:value-type="float">
            <text:p>7417</text:p>
          </table:table-cell>
        </table:table-row>
        <table:table-row table:style-name="ro1">
          <table:table-cell office:value-type="float" office:value="10724" calcext:value-type="float">
            <text:p>10724</text:p>
          </table:table-cell>
          <table:table-cell office:value-type="float" office:value="11712" calcext:value-type="float">
            <text:p>11712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11306" calcext:value-type="float">
            <text:p>11306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11337" calcext:value-type="float">
            <text:p>11337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7138" calcext:value-type="float">
            <text:p>713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4T19:48:02.772000000</meta:creation-date>
    <dc:date>2021-01-14T19:59:28.291000000</dc:date>
    <meta:editing-duration>PT11M25S</meta:editing-duration>
    <meta:editing-cycles>2</meta:editing-cycles>
    <meta:generator>LibreOffice/7.0.0.3$Windows_X86_64 LibreOffice_project/8061b3e9204bef6b321a21033174034a5e2ea88e</meta:generator>
    <meta:document-statistic meta:table-count="1" meta:cell-count="10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952cm" style:legend-expansion="high" chart:style-name="ch2"/>
        <chart:plot-area chart:style-name="ch3" table:cell-range-address="Аркуш1.A1:Аркуш1.B502" chart:data-source-has-labels="row" svg:x="0.32cm" svg:y="0.18cm" svg:width="12.111cm" svg:height="8.64cm">
          <chart:coordinate-region svg:x="1.497cm" svg:y="0.301cm" svg:width="10.92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Аркуш1.A2:Аркуш1.A502" chart:label-cell-address="Аркуш1.A1:Аркуш1.A1" chart:class="chart:line">
            <chart:data-point chart:repeated="501"/>
          </chart:series>
          <chart:series chart:style-name="ch7" chart:values-cell-range-address="Аркуш1.B2:Аркуш1.B502" chart:label-cell-address="Аркуш1.B1:Аркуш1.B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KTERIE</text:p>
                <draw:g>
                  <svg:desc>Аркуш1.A1:Аркуш1.A1</svg:desc>
                </draw:g>
              </table:table-cell>
              <table:table-cell office:value-type="string">
                <text:p> 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6">
                <text:p>10006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26">
                <text:p>73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88">
                <text:p>10688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4">
                <text:p>3964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6">
                <text:p>1896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3">
                <text:p>613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">
                <text:p>195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">
                <text:p>2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">
                <text:p>3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">
                <text:p>4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0">
                <text:p>5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1">
                <text:p>7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4">
                <text:p>8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8">
                <text:p>94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8">
                <text:p>104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5">
                <text:p>11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5">
                <text:p>135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9">
                <text:p>125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3">
                <text:p>125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6">
                <text:p>125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1">
                <text:p>951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1">
                <text:p>45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3">
                <text:p>20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">
                <text:p>1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5">
                <text:p>5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6">
                <text:p>128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11">
                <text:p>2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86">
                <text:p>37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46">
                <text:p>574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13">
                <text:p>87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32">
                <text:p>1183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18">
                <text:p>1571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82">
                <text:p>15782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447">
                <text:p>22447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127">
                <text:p>23127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677">
                <text:p>23677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784">
                <text:p>12784</text:p>
              </table:table-cell>
              <table:table-cell office:value-type="float" office:value="7417">
                <text:p>74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24">
                <text:p>10724</text:p>
              </table:table-cell>
              <table:table-cell office:value-type="float" office:value="11712">
                <text:p>117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45">
                <text:p>4145</text:p>
              </table:table-cell>
              <table:table-cell office:value-type="float" office:value="11306">
                <text:p>11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94">
                <text:p>4194</text:p>
              </table:table-cell>
              <table:table-cell office:value-type="float" office:value="11337">
                <text:p>113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64">
                <text:p>1664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2">
                <text:p>1012</text:p>
              </table:table-cell>
              <table:table-cell office:value-type="float" office:value="5514">
                <text:p>5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1">
                <text:p>191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7">
                <text:p>327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4">
                <text:p>504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5">
                <text:p>46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3">
                <text:p>43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1">
                <text:p>27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1">
                <text:p>38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5">
                <text:p>21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1">
                <text:p>26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8">
                <text:p>438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4">
                <text:p>47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5">
                <text:p>60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3">
                <text:p>543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5">
                <text:p>54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6">
                <text:p>536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">
                <text:p>24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1">
                <text:p>42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9">
                <text:p>24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">
                <text:p>14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8">
                <text:p>25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">
                <text:p>107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4">
                <text:p>25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">
                <text:p>14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1">
                <text:p>14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6">
                <text:p>32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">
                <text:p>37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5">
                <text:p>47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2">
                <text:p>432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6">
                <text:p>45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1">
                <text:p>22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4">
                <text:p>24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">
                <text:p>37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">
                <text:p>24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2">
                <text:p>23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8">
                <text:p>37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1">
                <text:p>51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8">
                <text:p>56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7">
                <text:p>5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9">
                <text:p>44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">
                <text:p>42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9">
                <text:p>27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3">
                <text:p>46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9">
                <text:p>31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1">
                <text:p>23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4">
                <text:p>23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9">
                <text:p>24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3">
                <text:p>37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0">
                <text:p>26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2">
                <text:p>35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4">
                <text:p>37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9">
                <text:p>229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">
                <text:p>14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7">
                <text:p>26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5">
                <text:p>14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8">
                <text:p>27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">
                <text:p>14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9">
                <text:p>16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">
                <text:p>16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0">
                <text:p>18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7">
                <text:p>17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3">
                <text:p>37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2">
                <text:p>34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">
                <text:p>47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4">
                <text:p>46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3">
                <text:p>22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2">
                <text:p>152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6">
                <text:p>25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">
                <text:p>14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">
                <text:p>9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">
                <text:p>10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0">
                <text:p>27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1">
                <text:p>41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0">
                <text:p>30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0">
                <text:p>33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4">
                <text:p>27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5">
                <text:p>23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0">
                <text:p>13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">
                <text:p>11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7">
                <text:p>1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4">
                <text:p>1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0">
                <text:p>1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7">
                <text:p>1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">
                <text:p>13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9">
                <text:p>1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4">
                <text:p>1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">
                <text:p>1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7">
                <text:p>1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9">
                <text:p>1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4">
                <text:p>2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1">
                <text:p>1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9">
                <text:p>1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7">
                <text:p>13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">
                <text:p>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3">
                <text:p>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">
                <text:p>1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4">
                <text:p>1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7">
                <text:p>1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4">
                <text:p>1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2">
                <text:p>1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">
                <text:p>1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3">
                <text:p>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8">
                <text:p>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6">
                <text:p>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6">
                <text:p>1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6">
                <text:p>11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0">
                <text:p>1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8">
                <text:p>1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9">
                <text:p>1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4">
                <text:p>2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3">
                <text:p>2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2">
                <text:p>2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3">
                <text:p>18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2">
                <text:p>15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0">
                <text:p>1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2">
                <text:p>1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7">
                <text:p>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1">
                <text:p>1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4">
                <text:p>1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5">
                <text:p>1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8">
                <text:p>1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5">
                <text:p>1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9">
                <text:p>1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">
                <text:p>2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2">
                <text:p>24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1">
                <text:p>26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4">
                <text:p>2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3">
                <text:p>2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4">
                <text:p>2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5">
                <text:p>2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5">
                <text:p>12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">
                <text:p>1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3">
                <text:p>17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1">
                <text:p>1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8">
                <text:p>2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9">
                <text:p>3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7">
                <text:p>3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4">
                <text:p>4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2">
                <text:p>4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5">
                <text:p>4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9">
                <text:p>50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8">
                <text:p>5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2">
                <text:p>35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5">
                <text:p>19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7">
                <text:p>20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2">
                <text:p>19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4">
                <text:p>1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">
                <text:p>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">
                <text:p>3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6">
                <text:p>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">
                <text:p>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">
                <text:p>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6">
                <text:p>1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7">
                <text:p>1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">
                <text:p>1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1">
                <text:p>2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0">
                <text:p>2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8">
                <text:p>2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6">
                <text:p>3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8">
                <text:p>39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6">
                <text:p>4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1">
                <text:p>55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98">
                <text:p>59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">
                <text:p>5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8">
                <text:p>43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9">
                <text:p>21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3">
                <text:p>12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">
                <text:p>8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">
                <text:p>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">
                <text:p>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6">
                <text:p>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8">
                <text:p>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4">
                <text:p>1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3">
                <text:p>1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9">
                <text:p>1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7">
                <text:p>1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1">
                <text:p>1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4">
                <text:p>1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6">
                <text:p>1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3">
                <text:p>1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7">
                <text:p>2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2">
                <text:p>2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5">
                <text:p>3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3">
                <text:p>3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0">
                <text:p>3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7">
                <text:p>37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4">
                <text:p>3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7">
                <text:p>3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2">
                <text:p>20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3">
                <text:p>17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2">
                <text:p>12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1">
                <text:p>1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">
                <text:p>9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5">
                <text:p>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9">
                <text:p>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5">
                <text:p>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5">
                <text:p>1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0">
                <text:p>1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">
                <text:p>1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4">
                <text:p>1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2">
                <text:p>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1">
                <text:p>1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1">
                <text:p>1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0">
                <text:p>2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6">
                <text:p>21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0">
                <text:p>2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0">
                <text:p>1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7">
                <text:p>12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5">
                <text:p>1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1">
                <text:p>1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6">
                <text:p>1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2">
                <text:p>1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4">
                <text:p>2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0">
                <text:p>2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5">
                <text:p>18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">
                <text:p>1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7">
                <text:p>1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3">
                <text:p>1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">
                <text:p>13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4">
                <text:p>1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">
                <text:p>1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0">
                <text:p>1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6">
                <text:p>1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7">
                <text:p>2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6">
                <text:p>2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7">
                <text:p>2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7">
                <text:p>1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9">
                <text:p>18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6">
                <text:p>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">
                <text:p>9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7">
                <text:p>1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0">
                <text:p>1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3">
                <text:p>1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7">
                <text:p>1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9">
                <text:p>20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3">
                <text:p>2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0">
                <text:p>2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7">
                <text:p>3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5">
                <text:p>3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0">
                <text:p>3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8">
                <text:p>22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3">
                <text:p>18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0">
                <text:p>1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9">
                <text:p>12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7">
                <text:p>11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">
                <text:p>11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3">
                <text:p>1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">
                <text:p>1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9">
                <text:p>2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5">
                <text:p>1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6">
                <text:p>1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2">
                <text:p>1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9">
                <text:p>1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4">
                <text:p>9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">
                <text:p>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4">
                <text:p>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6">
                <text:p>1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2">
                <text:p>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0">
                <text:p>1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3">
                <text:p>1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8">
                <text:p>1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5">
                <text:p>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9">
                <text:p>1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4">
                <text:p>1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6">
                <text:p>2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2">
                <text:p>2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9">
                <text:p>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3">
                <text:p>2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7">
                <text:p>28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5">
                <text:p>19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9">
                <text:p>1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2">
                <text:p>1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1">
                <text:p>1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6">
                <text:p>1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5">
                <text:p>1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1">
                <text:p>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8">
                <text:p>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8">
                <text:p>1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6">
                <text:p>1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7">
                <text:p>1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2">
                <text:p>2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0">
                <text:p>2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3">
                <text:p>2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7">
                <text:p>24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7">
                <text:p>2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8">
                <text:p>2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3">
                <text:p>20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1">
                <text:p>16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5">
                <text:p>12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4">
                <text:p>9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0">
                <text:p>1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">
                <text:p>9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7">
                <text:p>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9">
                <text:p>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">
                <text:p>1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6">
                <text:p>1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3">
                <text:p>1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5">
                <text:p>2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9">
                <text:p>2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27">
                <text:p>22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2">
                <text:p>2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9">
                <text:p>24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8">
                <text:p>3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3">
                <text:p>3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37">
                <text:p>33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50">
                <text:p>3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0">
                <text:p>3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8">
                <text:p>28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0">
                <text:p>1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2">
                <text:p>12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6">
                <text:p>9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1">
                <text:p>8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">
                <text:p>8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9">
                <text:p>1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2">
                <text:p>1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">
                <text:p>1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1">
                <text:p>1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4">
                <text:p>1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4">
                <text:p>2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5">
                <text:p>2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5">
                <text:p>2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0">
                <text:p>2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18">
                <text:p>2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6">
                <text:p>2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1">
                <text:p>2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1">
                <text:p>36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1">
                <text:p>3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4">
                <text:p>3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21">
                <text:p>32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7">
                <text:p>24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4">
                <text:p>18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4">
                <text:p>15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7">
                <text:p>1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6">
                <text:p>17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0">
                <text:p>1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5">
                <text:p>15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">
                <text:p>1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2">
                <text:p>1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3">
                <text:p>1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2">
                <text:p>1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7">
                <text:p>1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9">
                <text:p>1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2">
                <text:p>1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">
                <text:p>1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9">
                <text:p>1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6">
                <text:p>1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9">
                <text:p>1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">
                <text:p>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2">
                <text:p>1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9">
                <text:p>1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8">
                <text:p>1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4">
                <text:p>1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4">
                <text:p>1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">
                <text:p>1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3">
                <text:p>1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5">
                <text:p>2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9">
                <text:p>1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6">
                <text:p>1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1">
                <text:p>161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Аркуш1.A1:Аркуш1.B502" chart:data-source-has-labels="row" svg:x="1.331cm" svg:y="0.18cm" svg:width="14.349cm" svg:height="7.659cm">
          <chart:coordinate-region svg:x="2.323cm" svg:y="0.379cm" svg:width="12.707cm" svg:height="6.813cm"/>
          <chart:axis chart:dimension="x" chart:name="primary-x" chart:style-name="ch3">
            <chart:title svg:x="7.852cm" svg:y="8.019cm" chart:style-name="ch4">
              <text:p>Bakterie</text:p>
            </chart:title>
          </chart:axis>
          <chart:axis chart:dimension="y" chart:name="primary-y" chart:style-name="ch5">
            <chart:title svg:x="0.451cm" svg:y="4.728cm" chart:style-name="ch6">
              <text:p>Pełzacze</text:p>
            </chart:title>
            <chart:grid chart:style-name="ch7" chart:class="major"/>
          </chart:axis>
          <chart:series chart:style-name="ch8" chart:values-cell-range-address="Аркуш1.B2:Аркуш1.B502" chart:label-cell-address="Аркуш1.B1:Аркуш1.B1" chart:class="chart:scatter">
            <chart:domain table:cell-range-address="Аркуш1.A2:Аркуш1.A502"/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 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6">
                <text:p>10006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26">
                <text:p>73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88">
                <text:p>10688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4">
                <text:p>3964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6">
                <text:p>1896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3">
                <text:p>613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">
                <text:p>195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">
                <text:p>2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">
                <text:p>3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">
                <text:p>4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0">
                <text:p>5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1">
                <text:p>7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4">
                <text:p>8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8">
                <text:p>94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8">
                <text:p>104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5">
                <text:p>11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5">
                <text:p>135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9">
                <text:p>125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3">
                <text:p>125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6">
                <text:p>125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1">
                <text:p>951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1">
                <text:p>45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3">
                <text:p>20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">
                <text:p>1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5">
                <text:p>5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6">
                <text:p>128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11">
                <text:p>2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86">
                <text:p>37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46">
                <text:p>574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13">
                <text:p>87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32">
                <text:p>1183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18">
                <text:p>1571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82">
                <text:p>15782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447">
                <text:p>22447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127">
                <text:p>23127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677">
                <text:p>23677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784">
                <text:p>12784</text:p>
              </table:table-cell>
              <table:table-cell office:value-type="float" office:value="7417">
                <text:p>74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24">
                <text:p>10724</text:p>
              </table:table-cell>
              <table:table-cell office:value-type="float" office:value="11712">
                <text:p>117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45">
                <text:p>4145</text:p>
              </table:table-cell>
              <table:table-cell office:value-type="float" office:value="11306">
                <text:p>11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94">
                <text:p>4194</text:p>
              </table:table-cell>
              <table:table-cell office:value-type="float" office:value="11337">
                <text:p>113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64">
                <text:p>1664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2">
                <text:p>1012</text:p>
              </table:table-cell>
              <table:table-cell office:value-type="float" office:value="5514">
                <text:p>5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1">
                <text:p>191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7">
                <text:p>327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4">
                <text:p>504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5">
                <text:p>46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3">
                <text:p>43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1">
                <text:p>27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1">
                <text:p>38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5">
                <text:p>21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1">
                <text:p>26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8">
                <text:p>438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4">
                <text:p>47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5">
                <text:p>60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3">
                <text:p>543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5">
                <text:p>54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6">
                <text:p>536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">
                <text:p>24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1">
                <text:p>42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9">
                <text:p>24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">
                <text:p>14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8">
                <text:p>25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">
                <text:p>107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4">
                <text:p>25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">
                <text:p>14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1">
                <text:p>14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6">
                <text:p>32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">
                <text:p>37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5">
                <text:p>47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2">
                <text:p>432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6">
                <text:p>45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1">
                <text:p>22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4">
                <text:p>24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">
                <text:p>37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">
                <text:p>24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2">
                <text:p>23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8">
                <text:p>37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1">
                <text:p>51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8">
                <text:p>56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7">
                <text:p>5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9">
                <text:p>44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">
                <text:p>42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9">
                <text:p>27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3">
                <text:p>46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9">
                <text:p>31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1">
                <text:p>23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4">
                <text:p>23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9">
                <text:p>24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3">
                <text:p>37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0">
                <text:p>26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2">
                <text:p>35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4">
                <text:p>37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9">
                <text:p>229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">
                <text:p>14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7">
                <text:p>26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5">
                <text:p>14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8">
                <text:p>27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">
                <text:p>14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9">
                <text:p>16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">
                <text:p>16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0">
                <text:p>18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7">
                <text:p>17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3">
                <text:p>37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2">
                <text:p>34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">
                <text:p>47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4">
                <text:p>46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3">
                <text:p>22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2">
                <text:p>152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6">
                <text:p>25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">
                <text:p>14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">
                <text:p>9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">
                <text:p>10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0">
                <text:p>27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1">
                <text:p>41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0">
                <text:p>30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0">
                <text:p>33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4">
                <text:p>27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5">
                <text:p>23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0">
                <text:p>13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">
                <text:p>11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7">
                <text:p>1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4">
                <text:p>1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0">
                <text:p>1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7">
                <text:p>1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">
                <text:p>13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9">
                <text:p>1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4">
                <text:p>1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">
                <text:p>1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7">
                <text:p>1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9">
                <text:p>1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4">
                <text:p>2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1">
                <text:p>1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9">
                <text:p>1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7">
                <text:p>13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">
                <text:p>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3">
                <text:p>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">
                <text:p>1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4">
                <text:p>1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7">
                <text:p>1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4">
                <text:p>1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2">
                <text:p>1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">
                <text:p>1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3">
                <text:p>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8">
                <text:p>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6">
                <text:p>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6">
                <text:p>1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6">
                <text:p>11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0">
                <text:p>1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8">
                <text:p>1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9">
                <text:p>1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4">
                <text:p>2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3">
                <text:p>2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2">
                <text:p>2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3">
                <text:p>18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2">
                <text:p>15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0">
                <text:p>1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2">
                <text:p>1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7">
                <text:p>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1">
                <text:p>1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4">
                <text:p>1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5">
                <text:p>1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8">
                <text:p>1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5">
                <text:p>1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9">
                <text:p>1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">
                <text:p>2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2">
                <text:p>24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1">
                <text:p>26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4">
                <text:p>2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3">
                <text:p>2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4">
                <text:p>2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5">
                <text:p>2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5">
                <text:p>12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">
                <text:p>1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3">
                <text:p>17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1">
                <text:p>1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8">
                <text:p>2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9">
                <text:p>3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7">
                <text:p>3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4">
                <text:p>4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2">
                <text:p>4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5">
                <text:p>4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9">
                <text:p>50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8">
                <text:p>5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2">
                <text:p>35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5">
                <text:p>19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7">
                <text:p>20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2">
                <text:p>19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4">
                <text:p>1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">
                <text:p>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">
                <text:p>3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6">
                <text:p>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">
                <text:p>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">
                <text:p>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6">
                <text:p>1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7">
                <text:p>1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">
                <text:p>1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1">
                <text:p>2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0">
                <text:p>2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8">
                <text:p>2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6">
                <text:p>3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8">
                <text:p>39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6">
                <text:p>4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1">
                <text:p>55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98">
                <text:p>59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">
                <text:p>5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8">
                <text:p>43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9">
                <text:p>21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3">
                <text:p>12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">
                <text:p>8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">
                <text:p>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">
                <text:p>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6">
                <text:p>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8">
                <text:p>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4">
                <text:p>1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3">
                <text:p>1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9">
                <text:p>1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7">
                <text:p>1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1">
                <text:p>1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4">
                <text:p>1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6">
                <text:p>1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3">
                <text:p>1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7">
                <text:p>2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2">
                <text:p>2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5">
                <text:p>3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3">
                <text:p>3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0">
                <text:p>3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7">
                <text:p>37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4">
                <text:p>3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7">
                <text:p>3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2">
                <text:p>20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3">
                <text:p>17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2">
                <text:p>12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1">
                <text:p>1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">
                <text:p>9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5">
                <text:p>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9">
                <text:p>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5">
                <text:p>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5">
                <text:p>1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0">
                <text:p>1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">
                <text:p>1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4">
                <text:p>1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2">
                <text:p>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1">
                <text:p>1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1">
                <text:p>1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0">
                <text:p>2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6">
                <text:p>21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0">
                <text:p>2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0">
                <text:p>1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7">
                <text:p>12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5">
                <text:p>1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1">
                <text:p>1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6">
                <text:p>1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2">
                <text:p>1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4">
                <text:p>2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0">
                <text:p>2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5">
                <text:p>18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">
                <text:p>1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7">
                <text:p>1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3">
                <text:p>1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">
                <text:p>13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4">
                <text:p>1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">
                <text:p>1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0">
                <text:p>1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6">
                <text:p>1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7">
                <text:p>2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6">
                <text:p>2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7">
                <text:p>2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7">
                <text:p>1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9">
                <text:p>18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6">
                <text:p>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">
                <text:p>9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7">
                <text:p>1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0">
                <text:p>1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3">
                <text:p>1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7">
                <text:p>1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9">
                <text:p>20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3">
                <text:p>2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0">
                <text:p>2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7">
                <text:p>3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5">
                <text:p>3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0">
                <text:p>3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8">
                <text:p>22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3">
                <text:p>18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0">
                <text:p>1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9">
                <text:p>12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7">
                <text:p>11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">
                <text:p>11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3">
                <text:p>1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">
                <text:p>1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9">
                <text:p>2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5">
                <text:p>1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6">
                <text:p>1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2">
                <text:p>1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9">
                <text:p>1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4">
                <text:p>9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">
                <text:p>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4">
                <text:p>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6">
                <text:p>1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2">
                <text:p>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0">
                <text:p>1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3">
                <text:p>1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8">
                <text:p>1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5">
                <text:p>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9">
                <text:p>1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4">
                <text:p>1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6">
                <text:p>2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2">
                <text:p>2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9">
                <text:p>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3">
                <text:p>2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7">
                <text:p>28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5">
                <text:p>19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9">
                <text:p>1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2">
                <text:p>1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1">
                <text:p>1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6">
                <text:p>1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5">
                <text:p>1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1">
                <text:p>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8">
                <text:p>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8">
                <text:p>1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6">
                <text:p>1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7">
                <text:p>1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2">
                <text:p>2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0">
                <text:p>2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3">
                <text:p>2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7">
                <text:p>24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7">
                <text:p>2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8">
                <text:p>2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3">
                <text:p>20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1">
                <text:p>16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5">
                <text:p>12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4">
                <text:p>9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0">
                <text:p>1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">
                <text:p>9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7">
                <text:p>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9">
                <text:p>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">
                <text:p>1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6">
                <text:p>1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3">
                <text:p>1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5">
                <text:p>2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9">
                <text:p>2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27">
                <text:p>22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2">
                <text:p>2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9">
                <text:p>24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8">
                <text:p>3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3">
                <text:p>3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37">
                <text:p>33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50">
                <text:p>3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0">
                <text:p>3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8">
                <text:p>28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0">
                <text:p>1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2">
                <text:p>12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6">
                <text:p>9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1">
                <text:p>8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">
                <text:p>8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9">
                <text:p>1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2">
                <text:p>1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">
                <text:p>1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1">
                <text:p>1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4">
                <text:p>1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4">
                <text:p>2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5">
                <text:p>2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5">
                <text:p>2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0">
                <text:p>2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18">
                <text:p>2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6">
                <text:p>2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1">
                <text:p>2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1">
                <text:p>36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1">
                <text:p>3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4">
                <text:p>3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21">
                <text:p>32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7">
                <text:p>24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4">
                <text:p>18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4">
                <text:p>15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7">
                <text:p>1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6">
                <text:p>17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0">
                <text:p>1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5">
                <text:p>15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">
                <text:p>1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2">
                <text:p>1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3">
                <text:p>1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2">
                <text:p>1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7">
                <text:p>1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9">
                <text:p>1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2">
                <text:p>1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">
                <text:p>1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9">
                <text:p>1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6">
                <text:p>1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9">
                <text:p>1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">
                <text:p>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2">
                <text:p>1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9">
                <text:p>1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8">
                <text:p>1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4">
                <text:p>1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4">
                <text:p>1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">
                <text:p>1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3">
                <text:p>1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5">
                <text:p>2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9">
                <text:p>1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6">
                <text:p>1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1">
                <text:p>161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